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0655d5" officeooo:paragraph-rsid="000655d5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1pt" officeooo:rsid="000655d5" officeooo:paragraph-rsid="000655d5" style:font-size-asian="11pt" style:font-size-complex="11pt"/>
    </style:style>
    <style:style style:name="P3" style:family="paragraph" style:parent-style-name="Standard">
      <style:text-properties fo:font-size="11pt" officeooo:rsid="0006ae68" officeooo:paragraph-rsid="0006ae68" style:font-size-asian="11pt" style:font-size-complex="11pt"/>
    </style:style>
    <style:style style:name="P4" style:family="paragraph" style:parent-style-name="Standard">
      <style:text-properties fo:font-size="11pt" officeooo:rsid="0006f1bc" officeooo:paragraph-rsid="0006f1bc" style:font-size-asian="11pt" style:font-size-complex="11pt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officeooo:rsid="000655d5" officeooo:paragraph-rsid="000655d5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solid" style:text-underline-width="auto" style:text-underline-color="font-color" fo:font-weight="bold" officeooo:rsid="0006ae68" officeooo:paragraph-rsid="0006ae68" style:font-size-asian="11pt" style:font-weight-asian="bold" style:font-size-complex="11pt" style:font-weight-complex="bold"/>
    </style:style>
    <style:style style:name="P7" style:family="paragraph" style:parent-style-name="Standard">
      <style:text-properties fo:font-size="11pt" style:text-underline-style="none" fo:font-weight="normal" officeooo:rsid="0006ae68" officeooo:paragraph-rsid="0006ae68" style:font-size-asian="11pt" style:font-weight-asian="normal" style:font-size-complex="11pt" style:font-weight-complex="normal"/>
    </style:style>
    <style:style style:name="P8" style:family="paragraph" style:parent-style-name="Standard">
      <style:text-properties fo:font-size="11pt" style:text-underline-style="none" fo:font-weight="normal" officeooo:rsid="0006f1bc" officeooo:paragraph-rsid="0006f1bc" style:font-size-asian="11pt" style:font-weight-asian="normal" style:font-size-complex="11pt" style:font-weight-complex="normal"/>
    </style:style>
    <style:style style:name="T1" style:family="text">
      <style:text-properties officeooo:rsid="000655d5"/>
    </style:style>
    <style:style style:name="T2" style:family="text">
      <style:text-properties officeooo:rsid="0006ae68"/>
    </style:style>
    <style:style style:name="T3" style:family="text">
      <style:text-properties officeooo:rsid="0006f1bc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LOSSAIRE</text:p>
      <text:p text:style-name="P2"/>
      <text:p text:style-name="P2"/>
      <text:p text:style-name="P2"/>
      <text:p text:style-name="P5">ArrayList (identique à LinkedList) : </text:p>
      <text:p text:style-name="P2"/>
      <text:p text:style-name="P2">ArrayList&lt;Type<text:span text:style-name="T2"> valeur</text:span>&gt; nom = new <text:span text:style-name="T2">ArrayList</text:span>&lt;Type<text:span text:style-name="T2"> valeur</text:span>&gt;(); //déclaration</text:p>
      <text:p text:style-name="P2"/>
      <text:p text:style-name="P4">nom.isEmpty(); //<text:span text:style-name="T4">renvoie booléen en fonction de si la liste est vide ou pas</text:span></text:p>
      <text:p text:style-name="P2"/>
      <text:p text:style-name="P2">nom.add(<text:span text:style-name="T2">valeur</text:span>); //ajoute un élément</text:p>
      <text:p text:style-name="P2"/>
      <text:p text:style-name="P2">nom.contains(<text:span text:style-name="T2">valeur</text:span>); //renvoie booléen, en fonction de si l'élément est présent ou non</text:p>
      <text:p text:style-name="P2"/>
      <text:p text:style-name="P2">nom.remove(index); // supprime un élément</text:p>
      <text:p text:style-name="P2"/>
      <text:p text:style-name="P2">nom.get(index); //renvoie l'élément de l'index donné</text:p>
      <text:p text:style-name="P2"/>
      <text:p text:style-name="P3">nom.<text:span text:style-name="T3">removeAll</text:span>(); //vide la liste</text:p>
      <text:p text:style-name="P3"/>
      <text:p text:style-name="P3"/>
      <text:p text:style-name="P6"/>
      <text:p text:style-name="P6">HashMap <text:span text:style-name="T3">(identique à HashTable) </text:span>:</text:p>
      <text:p text:style-name="P6"/>
      <text:p text:style-name="P7">HashMap&lt;Type clé, Type valeur&gt; nom = new HashMap&lt;Type clé, Type valeur&gt;();</text:p>
      <text:p text:style-name="P7"/>
      <text:p text:style-name="P8">nom.isEmpty(); //renvoie booléen en fonction de si la liste est vide ou pas</text:p>
      <text:p text:style-name="P7"/>
      <text:p text:style-name="P7">nom.put(clé, valeur); //ajoute un élément</text:p>
      <text:p text:style-name="P7"/>
      <text:p text:style-name="P7">nom.containsValue(valeur); //renvoie booléen, <text:span text:style-name="T1">en fonction de si </text:span>la valeur est présente ou non</text:p>
      <text:p text:style-name="P7"/>
      <text:p text:style-name="P7">nom.containsKey(clé); //renvoie booléen, <text:span text:style-name="T1">en fonction de si </text:span>la clé est présente ou non</text:p>
      <text:p text:style-name="P7"/>
      <text:p text:style-name="P8">nom.elements(); //renvoie une énumération des éléments</text:p>
      <text:p text:style-name="P8"/>
      <text:p text:style-name="P8">nom.keys(); //renvoie une énumération des clés</text:p>
      <text:p text:style-name="P8"/>
      <text:p text:style-name="P8">nom.get(clé); //renvoie la valeur de l'élément selon sa clé</text:p>
      <text:p text:style-name="P2"/>
      <text:p text:style-name="P4">nom.keySet(); //utilisé dans les foreach</text:p>
      <text:p text:style-name="P2"/>
      <text:p text:style-name="P2"/>
      <text:p text:style-name="P5">Itérateur :</text:p>
      <text:p text:style-name="P5"/>
      <text:p text:style-name="P8">Iterator&lt;Type collection&gt; nom = collection.iterator(); //démarre avant l'index 0</text:p>
      <text:p text:style-name="P8"/>
      <text:p text:style-name="P8">it.hasNext(); //renvoie vrai si il y a au moins un élément supplémentaire, sinon faux</text:p>
      <text:p text:style-name="P8"/>
      <text:p text:style-name="P8">it.next(); //renvoie l'élément suivant et se place dessus</text:p>
      <text:p text:style-name="P8"/>
      <text:p text:style-name="P8">it.remove(); //supprime le dernier objet retourné par next(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15:43:33.262000000</meta:creation-date>
    <dc:date>2017-03-10T16:32:55.242000000</dc:date>
    <meta:editing-duration>PT49M21S</meta:editing-duration>
    <meta:editing-cycles>3</meta:editing-cycles>
    <meta:generator>LibreOffice/5.1.5.2$Windows_x86 LibreOffice_project/7a864d8825610a8c07cfc3bc01dd4fce6a9447e5</meta:generator>
    <meta:document-statistic meta:table-count="0" meta:image-count="0" meta:object-count="0" meta:page-count="1" meta:paragraph-count="24" meta:word-count="185" meta:character-count="1334" meta:non-whitespace-character-count="1172"/>
  </office:meta>
</office:document-meta>
</file>